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dash" draw:stroke-dash="Fine_20_Dashed" draw:fill="none" draw:textarea-horizontal-align="left" draw:textarea-vertical-align="top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686cm" svg:height="22.471cm" svg:x="3.44cm" svg:y="2.816cm">
            <draw:object draw:notify-on-update-of-ranges="Sheet1.A1:Sheet1.A1 Sheet1.B1:Sheet1.K1 Sheet1.A2:Sheet1.A2 Sheet1.B2:Sheet1.K2 Sheet1.A3:Sheet1.A3 Sheet1.B3:Sheet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 office:value-type="string">
            <text:p>255 unique vals</text:p>
          </table:table-cell>
          <table:table-cell table:style-name="Default" office:value-type="string">
            <text:p>1MB</text:p>
          </table:table-cell>
          <table:table-cell table:style-name="Default" office:value-type="string">
            <text:p>2MB</text:p>
          </table:table-cell>
          <table:table-cell table:style-name="Default" office:value-type="string">
            <text:p>3MB</text:p>
          </table:table-cell>
          <table:table-cell table:style-name="Default" office:value-type="string">
            <text:p>4MB</text:p>
          </table:table-cell>
          <table:table-cell table:style-name="Default" office:value-type="string">
            <text:p>5MB</text:p>
          </table:table-cell>
          <table:table-cell table:style-name="Default" office:value-type="string">
            <text:p>6MB</text:p>
          </table:table-cell>
          <table:table-cell table:style-name="Default" office:value-type="string">
            <text:p>7MB</text:p>
          </table:table-cell>
          <table:table-cell table:style-name="Default" office:value-type="string">
            <text:p>8MB</text:p>
          </table:table-cell>
          <table:table-cell table:style-name="Default" office:value-type="string">
            <text:p>9Mb</text:p>
          </table:table-cell>
          <table:table-cell table:style-name="Default" office:value-type="string">
            <text:p>10MB</text:p>
          </table:table-cell>
        </table:table-row>
        <table:table-row table:style-name="ro2">
          <table:table-cell office:value-type="string">
            <text:p>Time Encoding</text:p>
          </table:table-cell>
          <table:table-cell office:value-type="float" office:value="6.1374">
            <text:p>6.1374</text:p>
          </table:table-cell>
          <table:table-cell office:value-type="float" office:value="12.4471">
            <text:p>12.4471</text:p>
          </table:table-cell>
          <table:table-cell office:value-type="float" office:value="19.7748">
            <text:p>19.7748</text:p>
          </table:table-cell>
          <table:table-cell office:value-type="float" office:value="26.0106">
            <text:p>26.0106</text:p>
          </table:table-cell>
          <table:table-cell office:value-type="float" office:value="33.1668">
            <text:p>33.1668</text:p>
          </table:table-cell>
          <table:table-cell office:value-type="float" office:value="41.1648">
            <text:p>41.1648</text:p>
          </table:table-cell>
          <table:table-cell office:value-type="float" office:value="48.9086">
            <text:p>48.9086</text:p>
          </table:table-cell>
          <table:table-cell office:value-type="float" office:value="57.4403">
            <text:p>57.4403</text:p>
          </table:table-cell>
          <table:table-cell office:value-type="float" office:value="62.9028">
            <text:p>62.9028</text:p>
          </table:table-cell>
          <table:table-cell office:value-type="float" office:value="70.3619">
            <text:p>70.3619</text:p>
          </table:table-cell>
        </table:table-row>
        <table:table-row table:style-name="ro2">
          <table:table-cell office:value-type="string">
            <text:p>Time Decoding</text:p>
          </table:table-cell>
          <table:table-cell office:value-type="float" office:value="6.23125">
            <text:p>6.23125</text:p>
          </table:table-cell>
          <table:table-cell office:value-type="float" office:value="13.0475">
            <text:p>13.0475</text:p>
          </table:table-cell>
          <table:table-cell office:value-type="float" office:value="19.4048">
            <text:p>19.4048</text:p>
          </table:table-cell>
          <table:table-cell office:value-type="float" office:value="26.4589">
            <text:p>26.4589</text:p>
          </table:table-cell>
          <table:table-cell office:value-type="float" office:value="33.7646">
            <text:p>33.7646</text:p>
          </table:table-cell>
          <table:table-cell office:value-type="float" office:value="42.1311">
            <text:p>42.1311</text:p>
          </table:table-cell>
          <table:table-cell office:value-type="float" office:value="49.9719">
            <text:p>49.9719</text:p>
          </table:table-cell>
          <table:table-cell office:value-type="float" office:value="56.4227">
            <text:p>56.4227</text:p>
          </table:table-cell>
          <table:table-cell office:value-type="float" office:value="63.3401">
            <text:p>63.3401</text:p>
          </table:table-cell>
          <table:table-cell office:value-type="float" office:value="71.3297">
            <text:p>71.3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51cm" draw:dots2="1" draw:dots2-length="0.51cm" draw:distance="0.5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albot</meta:initial-creator>
    <meta:creation-date>2013-07-14T21:07:01</meta:creation-date>
    <dc:date>2013-07-14T21:28:58</dc:date>
    <dc:creator>Brandon Talbot</dc:creator>
    <meta:editing-duration>PT6M47S</meta:editing-duration>
    <meta:editing-cycles>1</meta:editing-cycles>
    <meta:document-statistic meta:table-count="1" meta:cell-count="33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87cm" svg:height="22.472cm" xlink:href=".." xlink:type="simple" chart:class="chart:bar" chart:style-name="ch1">
        <chart:title svg:x="8.603cm" svg:y="0.585cm" chart:style-name="ch2">
          <text:p>255 unique vals times</text:p>
        </chart:title>
        <chart:legend chart:legend-position="end" svg:x="18.63cm" svg:y="10.688cm" style:legend-expansion="high" chart:style-name="ch3"/>
        <chart:plot-area chart:style-name="ch4" table:cell-range-address="Sheet1.A1:Sheet1.K3" chart:data-source-has-labels="both" svg:x="1.078cm" svg:y="3.881cm" svg:width="15.411cm" svg:height="15.734cm">
          <chartooo:coordinate-region svg:x="2.229cm" svg:y="3.881cm" svg:width="14.073cm" svg:height="15.087cm"/>
          <chart:axis chart:dimension="x" chart:name="primary-x" chart:style-name="ch5" chartooo:axis-type="auto">
            <chartooo:date-scale/>
            <chart:title svg:x="0.085cm" svg:y="12.546cm" chart:style-name="ch6">
              <text:p>Size of file</text:p>
            </chart:title>
            <chart:categories table:cell-range-address="Sheet1.B1:Sheet1.K1"/>
          </chart:axis>
          <chart:axis chart:dimension="y" chart:name="primary-y" chart:style-name="ch7">
            <chart:title svg:x="8.117cm" svg:y="20.064cm" chart:style-name="ch8">
              <text:p>seconds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bar">
            <chart:data-point chart:repeated="10"/>
          </chart:series>
          <chart:series chart:style-name="ch11" chart:values-cell-range-address="Sheet1.B3:Sheet1.K3" chart:label-cell-address="Sheet1.A3:Sheet1.A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B</text:p>
                <draw:g>
                  <svg:desc>Sheet1.B1:Sheet1.K1</svg:desc>
                </draw:g>
              </table:table-cell>
              <table:table-cell office:value-type="string">
                <text:p>2MB</text:p>
              </table:table-cell>
              <table:table-cell office:value-type="string">
                <text:p>3MB</text:p>
              </table:table-cell>
              <table:table-cell office:value-type="string">
                <text:p>4MB</text:p>
              </table:table-cell>
              <table:table-cell office:value-type="string">
                <text:p>5MB</text:p>
              </table:table-cell>
              <table:table-cell office:value-type="string">
                <text:p>6MB</text:p>
              </table:table-cell>
              <table:table-cell office:value-type="string">
                <text:p>7MB</text:p>
              </table:table-cell>
              <table:table-cell office:value-type="string">
                <text:p>8MB</text:p>
              </table:table-cell>
              <table:table-cell office:value-type="string">
                <text:p>9Mb</text:p>
              </table:table-cell>
              <table:table-cell office:value-type="string">
                <text:p>10MB</text:p>
              </table:table-cell>
            </table:table-row>
          </table:table-header-rows>
          <table:table-rows>
            <table:table-row>
              <table:table-cell office:value-type="string">
                <text:p>Time Encoding</text:p>
                <draw:g>
                  <svg:desc>Sheet1.A2:Sheet1.A2</svg:desc>
                </draw:g>
              </table:table-cell>
              <table:table-cell office:value-type="float" office:value="6.1374">
                <text:p>6.1374</text:p>
                <draw:g>
                  <svg:desc>Sheet1.B2:Sheet1.K2</svg:desc>
                </draw:g>
              </table:table-cell>
              <table:table-cell office:value-type="float" office:value="12.4471">
                <text:p>12.4471</text:p>
              </table:table-cell>
              <table:table-cell office:value-type="float" office:value="19.7748">
                <text:p>19.7748</text:p>
              </table:table-cell>
              <table:table-cell office:value-type="float" office:value="26.0106">
                <text:p>26.0106</text:p>
              </table:table-cell>
              <table:table-cell office:value-type="float" office:value="33.1668">
                <text:p>33.1668</text:p>
              </table:table-cell>
              <table:table-cell office:value-type="float" office:value="41.1648">
                <text:p>41.1648</text:p>
              </table:table-cell>
              <table:table-cell office:value-type="float" office:value="48.9086">
                <text:p>48.9086</text:p>
              </table:table-cell>
              <table:table-cell office:value-type="float" office:value="57.4403">
                <text:p>57.4403</text:p>
              </table:table-cell>
              <table:table-cell office:value-type="float" office:value="62.9028">
                <text:p>62.9028</text:p>
              </table:table-cell>
              <table:table-cell office:value-type="float" office:value="70.3619">
                <text:p>70.3619</text:p>
              </table:table-cell>
            </table:table-row>
            <table:table-row>
              <table:table-cell office:value-type="string">
                <text:p>Time Decoding</text:p>
                <draw:g>
                  <svg:desc>Sheet1.A3:Sheet1.A3</svg:desc>
                </draw:g>
              </table:table-cell>
              <table:table-cell office:value-type="float" office:value="6.23125">
                <text:p>6.23125</text:p>
                <draw:g>
                  <svg:desc>Sheet1.B3:Sheet1.K3</svg:desc>
                </draw:g>
              </table:table-cell>
              <table:table-cell office:value-type="float" office:value="13.0475">
                <text:p>13.0475</text:p>
              </table:table-cell>
              <table:table-cell office:value-type="float" office:value="19.4048">
                <text:p>19.4048</text:p>
              </table:table-cell>
              <table:table-cell office:value-type="float" office:value="26.4589">
                <text:p>26.4589</text:p>
              </table:table-cell>
              <table:table-cell office:value-type="float" office:value="33.7646">
                <text:p>33.7646</text:p>
              </table:table-cell>
              <table:table-cell office:value-type="float" office:value="42.1311">
                <text:p>42.1311</text:p>
              </table:table-cell>
              <table:table-cell office:value-type="float" office:value="49.9719">
                <text:p>49.9719</text:p>
              </table:table-cell>
              <table:table-cell office:value-type="float" office:value="56.4227">
                <text:p>56.4227</text:p>
              </table:table-cell>
              <table:table-cell office:value-type="float" office:value="63.3401">
                <text:p>63.3401</text:p>
              </table:table-cell>
              <table:table-cell office:value-type="float" office:value="71.3297">
                <text:p>71.3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